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333333" draw:fill-color="#eeeeee" draw:textarea-horizontal-align="justify" draw:textarea-vertical-align="middle" draw:auto-grow-height="false" fo:min-height="0.878cm" fo:min-width="1.378cm"/>
      <style:paragraph-properties style:writing-mode="lr-tb"/>
    </style:style>
    <style:style style:name="gr2" style:family="graphic" style:parent-style-name="standard">
      <style:graphic-properties svg:stroke-color="#333333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53cm"/>
      <style:paragraph-properties style:writing-mode="lr-tb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0.878cm" fo:min-width="1.3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2cm" svg:height="1.25cm" svg:x="4cm" svg:y="4.67cm">
          <text:p text:style-name="P1"><text:span text:style-name="T1">Send </text:span><text:span text:style-name="T2">EN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2" draw:text-style-name="P3" draw:layer="layout" svg:width="2cm" svg:height="2cm" svg:x="7.25cm" svg:y="4.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text-style-name="P5" draw:layer="layout" svg:width="1.831cm" svg:height="1.433cm" svg:x="7.332cm" svg:y="4.65cm">
            <draw:text-box>
              <text:p text:style-name="P4"><text:span text:style-name="T2">UART</text:span></text:p>
              <text:p text:style-name="P4"><text:span text:style-name="T2">receiv</text:span><text:span text:style-name="T2">ed</text:span></text:p>
              <text:p text:style-name="P4"><text:span text:style-name="T2">data?</text:span></text:p>
            </draw:text-box>
          </draw:frame>
        </draw:g>
        <draw:custom-shape draw:style-name="gr4" draw:text-style-name="P3" xml:id="id10" draw:id="id10" draw:layer="layout" svg:width="2cm" svg:height="1.25cm" svg:x="1cm" svg:y="1cm">
          <text:p text:style-name="P6"><text:span text:style-name="T2">Init</text:span><text:span text:style-name="T2">iali</text:span><text:span text:style-name="T2">se </text:span><text:span text:style-name="T2">UA</text:span><text:span text:style-name="T2">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361cm" svg:height="0.645cm" svg:x="8.139cm" svg:y="3.605cm">
          <draw:text-box>
            <text:p><text:span text:style-name="T2">Fal</text:span><text:span text:style-name="T2">se</text:span></text:p>
          </draw:text-box>
        </draw:frame>
        <draw:frame draw:style-name="gr6" draw:text-style-name="P7" draw:layer="layout" svg:width="1.213cm" svg:height="0.645cm" svg:x="9.537cm" svg:y="7cm">
          <draw:text-box>
            <text:p><text:span text:style-name="T2">True</text:span></text:p>
          </draw:text-box>
        </draw:frame>
        <draw:g xml:id="id9" draw:id="id9">
          <draw:custom-shape draw:style-name="gr2" draw:text-style-name="P3" draw:layer="layout" svg:width="2cm" svg:height="2cm" svg:x="3.978cm" svg:y="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text-style-name="P5" draw:layer="layout" svg:width="2.081cm" svg:height="1.433cm" svg:x="3.96cm" svg:y="2.35cm">
            <draw:text-box>
              <text:p text:style-name="P4"><text:span text:style-name="T2">UART</text:span></text:p>
              <text:p text:style-name="P4"><text:span text:style-name="T2">is sending</text:span></text:p>
              <text:p text:style-name="P4"><text:span text:style-name="T2">data?</text:span></text:p>
            </draw:text-box>
          </draw:frame>
        </draw:g>
        <draw:custom-shape draw:style-name="gr4" draw:text-style-name="P3" xml:id="id6" draw:id="id6" draw:layer="layout" svg:width="2cm" svg:height="1.25cm" svg:x="10.5cm" svg:y="4.67cm">
          <text:p text:style-name="P6"><text:span text:style-name="T2">Re</text:span><text:span text:style-name="T2">ad </text:span><text:span text:style-name="T2">By</text:span><text:span text:style-name="T2">te </text:span><text:span text:style-name="T2">in </text:span><text:span text:style-name="T2">UA</text:span><text:span text:style-name="T2">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2" draw:text-style-name="P3" draw:layer="layout" svg:width="2cm" svg:height="2cm" svg:x="10.5cm" svg:y="6.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text-style-name="P5" draw:layer="layout" svg:width="1.653cm" svg:height="1.039cm" svg:x="10.697cm" svg:y="7cm">
            <draw:text-box>
              <text:p text:style-name="P4"><text:span text:style-name="T2">Is </text:span><text:span text:style-name="T2">Byt</text:span><text:span text:style-name="T2">e</text:span></text:p>
              <text:p text:style-name="P4"><text:span text:style-name="T2">FR</text:span><text:span text:style-name="T2">X?</text:span></text:p>
            </draw:text-box>
          </draw:frame>
        </draw:g>
        <draw:custom-shape draw:style-name="gr4" draw:text-style-name="P3" xml:id="id3" draw:id="id3" draw:layer="layout" svg:width="2cm" svg:height="1.25cm" svg:x="7cm" svg:y="7.2cm">
          <text:p text:style-name="P6"><text:span text:style-name="T2">Co</text:span><text:span text:style-name="T2">py </text:span><text:span text:style-name="T2">fir</text:span><text:span text:style-name="T2">m</text:span><text:span text:style-name="T2">wa</text:span><text:span text:style-name="T2">re </text:span><text:span text:style-name="T2">to </text:span><text:span text:style-name="T2">So</text:span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2cm" svg:height="1.25cm" svg:x="7cm" svg:y="9.3cm">
          <text:p text:style-name="P6"><text:span text:style-name="T2">Em</text:span><text:span text:style-name="T2">pty </text:span><text:span text:style-name="T2">cas</text:span><text:span text:style-name="T2">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xml:id="id2" draw:id="id2" draw:layer="layout" svg:width="2.5cm" svg:height="1cm" svg:x="6.75cm" svg:y="11cm">
          <draw:text-box>
            <text:p>exit(0);</text:p>
          </draw:text-box>
        </draw:frame>
        <draw:connector draw:style-name="gr8" draw:text-style-name="P9" draw:layer="layout" svg:x1="8cm" svg:y1="10.55cm" svg:x2="8cm" svg:y2="11cm" draw:start-shape="id1" draw:start-glue-point="2" draw:end-shape="id2" draw:end-glue-point="0" svg:d="M8000 10550v450" svg:viewBox="0 0 1 451">
          <text:p/>
        </draw:connector>
        <draw:connector draw:style-name="gr9" draw:text-style-name="P9" xml:id="id5" draw:id="id5" draw:layer="layout" svg:x1="8cm" svg:y1="8.45cm" svg:x2="8cm" svg:y2="9.3cm" draw:start-shape="id3" draw:start-glue-point="2" draw:end-shape="id1" draw:end-glue-point="0" svg:d="M8000 8450v850" svg:viewBox="0 0 1 851">
          <text:p/>
        </draw:connector>
        <draw:connector draw:style-name="gr10" draw:text-style-name="P9" draw:layer="layout" svg:x1="10.5cm" svg:y1="7.5cm" svg:x2="9cm" svg:y2="7.825cm" draw:start-shape="id4" draw:start-glue-point="3" draw:end-shape="id3" draw:end-glue-point="1" svg:d="M10500 7500h-749v325h-751" svg:viewBox="0 0 1501 326">
          <text:p/>
        </draw:connector>
        <draw:connector draw:style-name="gr11" draw:text-style-name="P4" draw:layer="layout" draw:line-skew="-1.05cm" svg:x1="11.5cm" svg:y1="8.5cm" svg:x2="8cm" svg:y2="8.875cm" draw:start-shape="id4" draw:start-glue-point="2" draw:end-shape="id5" draw:end-glue-point="0" svg:d="M11500 8500v250h-3500v125" svg:viewBox="0 0 3501 376">
          <text:p/>
        </draw:connector>
        <draw:connector draw:style-name="gr12" draw:text-style-name="P9" draw:layer="layout" svg:x1="11.5cm" svg:y1="5.92cm" svg:x2="11.5cm" svg:y2="6.5cm" draw:start-shape="id6" draw:start-glue-point="2" draw:end-shape="id4" draw:end-glue-point="0" svg:d="M11500 5920v580" svg:viewBox="0 0 1 581">
          <text:p/>
        </draw:connector>
        <draw:connector draw:style-name="gr13" draw:text-style-name="P9" draw:layer="layout" svg:x1="9.25cm" svg:y1="5.3cm" svg:x2="10.5cm" svg:y2="5.295cm" draw:start-shape="id7" draw:start-glue-point="1" draw:end-shape="id6" draw:end-glue-point="3" svg:d="M9250 5300h626v-5h624" svg:viewBox="0 0 1251 6">
          <text:p/>
        </draw:connector>
        <draw:connector draw:style-name="gr14" draw:text-style-name="P9" xml:id="id12" draw:id="id12" draw:layer="layout" svg:x1="6cm" svg:y1="5.295cm" svg:x2="7.25cm" svg:y2="5.3cm" draw:start-shape="id8" draw:start-glue-point="1" draw:end-shape="id7" draw:end-glue-point="3" svg:d="M6000 5295h626v5h624" svg:viewBox="0 0 1251 6">
          <text:p/>
        </draw:connector>
        <draw:connector draw:style-name="gr15" draw:text-style-name="P9" draw:layer="layout" svg:x1="5cm" svg:y1="4cm" svg:x2="5cm" svg:y2="4.67cm" draw:start-shape="id9" draw:start-glue-point="2" draw:end-shape="id8" draw:end-glue-point="0" svg:d="M5000 4000v670" svg:viewBox="0 0 1 671">
          <text:p/>
        </draw:connector>
        <draw:connector draw:style-name="gr16" draw:text-style-name="P9" xml:id="id11" draw:id="id11" draw:layer="layout" svg:x1="3cm" svg:y1="1.625cm" svg:x2="5cm" svg:y2="2cm" draw:start-shape="id10" draw:start-glue-point="1" draw:end-shape="id9" draw:end-glue-point="0" svg:d="M3000 1625h2000v375" svg:viewBox="0 0 2001 376">
          <text:p/>
        </draw:connector>
        <draw:connector draw:style-name="gr11" draw:text-style-name="P4" draw:layer="layout" svg:x1="8.25cm" svg:y1="4.3cm" svg:x2="5cm" svg:y2="1.625cm" draw:start-shape="id7" draw:start-glue-point="0" draw:end-shape="id11" draw:end-glue-point="0" svg:d="M8250 4300v-2675h-3250" svg:viewBox="0 0 3251 2676">
          <text:p/>
        </draw:connector>
        <draw:frame draw:style-name="gr5" draw:text-style-name="P7" draw:layer="layout" svg:width="1.361cm" svg:height="0.645cm" svg:x="4.889cm" svg:y="3.855cm">
          <draw:text-box>
            <text:p><text:span text:style-name="T2">False</text:span></text:p>
          </draw:text-box>
        </draw:frame>
        <draw:frame draw:style-name="gr5" draw:text-style-name="P7" draw:layer="layout" svg:width="1.361cm" svg:height="0.645cm" svg:x="10.25cm" svg:y="8.25cm">
          <draw:text-box>
            <text:p><text:span text:style-name="T2">False</text:span></text:p>
          </draw:text-box>
        </draw:frame>
        <draw:connector draw:style-name="gr11" draw:text-style-name="P4" draw:layer="layout" svg:x1="6.041cm" svg:y1="3cm" svg:x2="6.626cm" svg:y2="5.297cm" draw:start-shape="id9" draw:start-glue-point="1" draw:end-shape="id12" draw:end-glue-point="0" svg:d="M6041 3000h585v2297" svg:viewBox="0 0 586 2298">
          <text:p/>
        </draw:connector>
        <draw:frame draw:style-name="gr6" draw:text-style-name="P7" draw:layer="layout" svg:width="1.213cm" svg:height="0.645cm" svg:x="5.75cm" svg:y="2.5cm">
          <draw:text-box>
            <text:p><text:span text:style-name="T2">True</text:span></text:p>
          </draw:text-box>
        </draw:frame>
        <draw:frame draw:style-name="gr6" draw:text-style-name="P7" draw:layer="layout" svg:width="1.213cm" svg:height="0.645cm" svg:x="8.9cm" svg:y="4.755cm">
          <draw:text-box>
            <text:p><text:span text:style-name="T2">Tr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23:25:32.984682616</meta:creation-date>
    <dc:date>2022-10-20T00:25:17.524038511</dc:date>
    <meta:editing-duration>PT14M49S</meta:editing-duration>
    <meta:editing-cycles>1</meta:editing-cycles>
    <meta:document-statistic meta:object-count="32"/>
    <meta:generator>LibreOffice/7.3.6.2$Linux_X86_64 LibreOffice_project/30$Build-2</meta:generator>
  </office:meta>
</office:document-meta>
</file>